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style:text-underline-style="none" officeooo:rsid="00095659" officeooo:paragraph-rsid="00095659" style:font-size-asian="16pt" style:font-size-complex="16pt"/>
    </style:style>
    <style:style style:name="P2" style:family="paragraph" style:parent-style-name="Standard">
      <style:text-properties style:font-name="Liberation Serif" fo:font-size="13.5pt"/>
    </style:style>
    <style:style style:name="P3" style:family="paragraph" style:parent-style-name="Standard">
      <style:text-properties style:font-name="Liberation Serif" fo:font-size="13pt" style:font-size-asian="13pt" style:font-size-complex="13pt"/>
    </style:style>
    <style:style style:name="P4" style:family="paragraph" style:parent-style-name="Standard">
      <style:text-properties style:font-name="Liberation Serif" fo:font-size="13pt" officeooo:paragraph-rsid="00095659" style:font-size-asian="13pt" style:font-size-complex="13pt"/>
    </style:style>
    <style:style style:name="P5" style:family="paragraph" style:parent-style-name="Standard" style:list-style-name="L1">
      <style:text-properties style:font-name="Liberation Serif" fo:font-size="13pt" officeooo:paragraph-rsid="00095659" style:font-size-asian="13pt" style:font-size-complex="13pt"/>
    </style:style>
    <style:style style:name="P6" style:family="paragraph" style:parent-style-name="Standard" style:list-style-name="L1">
      <style:text-properties style:font-name="Liberation Serif" fo:font-size="13pt" officeooo:rsid="000a7213" officeooo:paragraph-rsid="000a7213" style:font-size-asian="13pt" style:font-size-complex="13pt"/>
    </style:style>
    <style:style style:name="P7" style:family="paragraph" style:parent-style-name="Standard">
      <style:paragraph-properties>
        <style:tab-stops>
          <style:tab-stop style:position="1.323cm"/>
        </style:tab-stops>
      </style:paragraph-properties>
      <style:text-properties style:font-name="Liberation Serif" fo:font-size="13pt" officeooo:rsid="000a7213" officeooo:paragraph-rsid="000a7213" style:font-size-asian="13pt" style:font-size-complex="13pt"/>
    </style:style>
    <style:style style:name="P8" style:family="paragraph" style:parent-style-name="Standard">
      <style:text-properties style:font-name="Liberation Serif" fo:font-size="13pt" style:text-underline-style="none" officeooo:rsid="00095659" officeooo:paragraph-rsid="00095659" style:font-size-asian="13pt" style:font-size-complex="13pt"/>
    </style:style>
    <style:style style:name="P9" style:family="paragraph" style:parent-style-name="Standard" style:list-style-name="L3">
      <style:paragraph-properties>
        <style:tab-stops>
          <style:tab-stop style:position="1.323cm"/>
        </style:tab-stops>
      </style:paragraph-properties>
      <style:text-properties style:font-name="Liberation Serif" fo:font-size="13pt" style:text-underline-style="none" officeooo:rsid="000aa6ba" officeooo:paragraph-rsid="000aa6ba" style:font-size-asian="13pt" style:font-size-complex="13pt"/>
    </style:style>
    <style:style style:name="P10" style:family="paragraph" style:parent-style-name="Standard">
      <style:paragraph-properties>
        <style:tab-stops>
          <style:tab-stop style:position="1.323cm"/>
        </style:tab-stops>
      </style:paragraph-properties>
      <style:text-properties style:font-name="Liberation Serif" fo:font-size="13pt" style:text-underline-style="none" officeooo:rsid="000aa6ba" officeooo:paragraph-rsid="000aa6ba" style:font-size-asian="13pt" style:font-size-complex="13pt"/>
    </style:style>
    <style:style style:name="P11" style:family="paragraph" style:parent-style-name="Standard">
      <style:paragraph-properties>
        <style:tab-stops>
          <style:tab-stop style:position="1.323cm"/>
        </style:tab-stops>
      </style:paragraph-properties>
      <style:text-properties style:font-name="Liberation Serif" fo:font-size="13pt" style:text-underline-style="none" officeooo:rsid="000acc9f" officeooo:paragraph-rsid="000acc9f" style:font-size-asian="13pt" style:font-size-complex="13pt"/>
    </style:style>
    <style:style style:name="P12" style:family="paragraph" style:parent-style-name="Standard">
      <style:paragraph-properties>
        <style:tab-stops>
          <style:tab-stop style:position="1.323cm"/>
        </style:tab-stops>
      </style:paragraph-properties>
      <style:text-properties style:font-name="Liberation Serif" fo:font-size="13pt" style:text-underline-style="none" officeooo:rsid="000b6fb1" officeooo:paragraph-rsid="000b6fb1" style:font-size-asian="13pt" style:font-size-complex="13pt"/>
    </style:style>
    <style:style style:name="P13" style:family="paragraph" style:parent-style-name="Standard">
      <style:paragraph-properties>
        <style:tab-stops>
          <style:tab-stop style:position="1.323cm"/>
        </style:tab-stops>
      </style:paragraph-properties>
      <style:text-properties style:font-name="Liberation Serif" fo:font-size="13pt" officeooo:paragraph-rsid="000b6fb1"/>
    </style:style>
    <style:style style:name="P14" style:family="paragraph" style:parent-style-name="Standard">
      <style:paragraph-properties>
        <style:tab-stops>
          <style:tab-stop style:position="1.323cm"/>
        </style:tab-stops>
      </style:paragraph-properties>
      <style:text-properties fo:font-size="13pt" style:text-underline-style="none" officeooo:rsid="000aa6ba" officeooo:paragraph-rsid="000aa6ba" style:font-size-asian="13pt" style:font-size-complex="13pt"/>
    </style:style>
    <style:style style:name="P15" style:family="paragraph" style:parent-style-name="Standard">
      <style:paragraph-properties>
        <style:tab-stops>
          <style:tab-stop style:position="1.323cm"/>
        </style:tab-stops>
      </style:paragraph-properties>
      <style:text-properties fo:font-size="13pt" style:text-underline-style="none" officeooo:rsid="000b6fb1" officeooo:paragraph-rsid="000b6fb1" style:font-size-asian="13pt" style:font-size-complex="13pt"/>
    </style:style>
    <style:style style:name="P16" style:family="paragraph" style:parent-style-name="Standard">
      <style:paragraph-properties>
        <style:tab-stops>
          <style:tab-stop style:position="1.323cm"/>
        </style:tab-stops>
      </style:paragraph-properties>
      <style:text-properties fo:font-size="13pt" officeooo:paragraph-rsid="000acc9f"/>
    </style:style>
    <style:style style:name="T1" style:family="text">
      <style:text-properties style:text-underline-style="none"/>
    </style:style>
    <style:style style:name="T2" style:family="text">
      <style:text-properties style:text-underline-style="none" officeooo:rsid="00095659"/>
    </style:style>
    <style:style style:name="T3" style:family="text">
      <style:text-properties style:text-underline-style="none" officeooo:rsid="000a7213"/>
    </style:style>
    <style:style style:name="T4" style:family="text">
      <style:text-properties style:text-underline-style="none" officeooo:rsid="000acc9f"/>
    </style:style>
    <style:style style:name="T5" style:family="text">
      <style:text-properties style:text-underline-style="none" officeooo:rsid="000acc9f" style:font-size-asian="13pt" style:font-size-complex="13pt"/>
    </style:style>
    <style:style style:name="T6" style:family="text">
      <style:text-properties style:text-underline-style="none" officeooo:rsid="000b6fb1" style:font-size-asian="13pt" style:font-size-complex="13pt"/>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0aa6ba"/>
    </style:style>
    <style:style style:name="T9" style:family="text">
      <style:text-properties fo:font-size="13.5pt"/>
    </style:style>
    <style:style style:name="T10" style:family="text">
      <style:text-properties style:font-name="Liberation Serif" style:font-size-asian="13pt" style:font-size-complex="13pt"/>
    </style:style>
    <style:style style:name="T11" style:family="text">
      <style:text-properties officeooo:rsid="000b8210"/>
    </style:style>
    <style:style style:name="T12" style:family="text">
      <style:text-properties style:text-position="super 58%"/>
    </style:style>
    <style:style style:name="T13" style:family="text">
      <style:text-properties style:text-position="super 58%" fo:font-style="normal" style:font-style-asian="normal" style:font-style-complex="normal"/>
    </style:style>
    <style:style style:name="T14" style:family="text">
      <style:text-properties style:text-position="0% 100%"/>
    </style:style>
    <style:style style:name="T15" style:family="text">
      <style:text-properties fo:font-style="normal" style:font-style-asian="normal" style:font-style-complex="normal"/>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73cm" fo:text-indent="-0.635cm" fo:margin-left="7.6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08cm" fo:text-indent="-0.635cm" fo:margin-left="8.308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2.1 </text:p>
      <text:p text:style-name="P1"/>
      <text:p text:style-name="P4"><text:span text:style-name="T2">1. </text:span>List down any 5 differences between Traditional and Modern project </text:p>
      <text:p text:style-name="P3">management methodologies</text:p>
      <text:p text:style-name="P3"/>
      <text:p text:style-name="P8">Ans: <text:span text:style-name="T7">Traditional Project Management </text:span><text:span text:style-name="T8">Methodologie</text:span><text:span text:style-name="T7">s:</text:span></text:p>
      <text:list xml:id="list3538779139922844124" text:style-name="L1">
        <text:list-item>
          <text:p text:style-name="P5"><text:span text:style-name="T3">It involves a series of consecutive stages in the project management technique</text:span><text:span text:style-name="T4">s</text:span><text:span text:style-name="T2">. </text:span><text:span text:style-name="T3">It is a step-by-step sequence to design, develop and deliver a product or service.</text:span></text:p>
        </text:list-item>
        <text:list-item>
          <text:p text:style-name="P6"><text:span text:style-name="T1">It emphasis on achieving the succession in the implementation process and provides the benefits of milestone based planning and team building</text:span></text:p>
        </text:list-item>
        <text:list-item>
          <text:p text:style-name="P6"><text:span text:style-name="T1">One portion of the work flow after another in a linear sequence</text:span></text:p>
        </text:list-item>
        <text:list-item>
          <text:p text:style-name="P6"><text:span text:style-name="T1">Adopting this Project management technique will result in achieving more accurate timelines and budgets</text:span></text:p>
        </text:list-item>
        <text:list-item>
          <text:p text:style-name="P6"><text:span text:style-name="T1">Extensive planning goes into this approach</text:span></text:p>
        </text:list-item>
      </text:list>
      <text:p text:style-name="P7"><text:span text:style-name="T1"><text:s text:c="8"/></text:span><text:span text:style-name="T7">Modern Project Management </text:span><text:span text:style-name="T8">Methodologie</text:span><text:span text:style-name="T7">s:</text:span></text:p>
      <text:list xml:id="list1174531339071989705" text:style-name="L3">
        <text:list-item>
          <text:p text:style-name="P9">These methodologies give an alternative look at the projects rather than following linear processes</text:p>
        </text:list-item>
        <text:list-item>
          <text:p text:style-name="P9">Comparatively less planning goes into these methodologies than traditional</text:p>
        </text:list-item>
        <text:list-item>
          <text:p text:style-name="P9">These methodologies facilitate more of customer involvement than traditional </text:p>
        </text:list-item>
        <text:list-item>
          <text:p text:style-name="P9">These methodologies are flexible and open to change and therefore timelines and budgets may get affected</text:p>
        </text:list-item>
        <text:list-item>
          <text:p text:style-name="P9">These methodologies are more appropriate for especially long term projects as it requires flexibility and changes to be made from time to time.</text:p>
        </text:list-item>
      </text:list>
      <text:p text:style-name="P10"/>
      <text:p text:style-name="P10"/>
      <text:p text:style-name="P10"/>
      <text:p text:style-name="P14"/>
      <text:p text:style-name="P16"><text:span text:style-name="T5">2. </text:span><text:span text:style-name="T10">How to choose which Project Management Methodology that the project should adapt and why?</text:span></text:p>
      <text:p text:style-name="P16"><text:span text:style-name="T10"/></text:p>
      <text:p text:style-name="P11">Ans: We choose the Project management methodology mainly based on resources available to us. These resources mainly includes timelines, tools, people and project constraints. There is no any right or wrong methodology. We should make the decision based on the availability of various resources and the project constraints. </text:p>
      <text:p text:style-name="P11">For example, if we want to use Scrum methodology then there should be someone who is certified in Scrum methodology and who can lead the team. If we go for a methodology not suitable for the project features then we will end up in loss of resources. For example, using traditional methodologies for a long term project and not able to make changes in the middle.</text:p>
      <text:p text:style-name="P11"/>
      <text:p text:style-name="P11"/>
      <text:p text:style-name="P11"/>
      <text:p text:style-name="P11"/>
      <text:p text:style-name="P13"><text:span text:style-name="T6">3. </text:span><text:span text:style-name="T9">When do you decide if the Project has to be done in Sprints and provide </text:span></text:p>
      <text:p text:style-name="P2">an example</text:p>
      <text:p text:style-name="P12"/>
      <text:p text:style-name="P15"><text:soft-page-break/>Ans: <text:span text:style-name="T11">Under sprint the project deliverables are broken down into 30 day intervals maximum. This methodology is mainly applicable to collabvorative, self organised teams. We can use this sprint technique (under scrum methodology) when we need to complete projects with aggressive timelines and require high degree of complexity and uniqueness. So if we need to do this kind of projects we need a collaborative and self organised team. They should also be given 100 per cent reserved resources which means the reasources should not be shared and should be available for throughout the tenure of the project. Usually we practice sprint at times of emergency when we want to complete a project with aggressive timeline and we are lagging behind the time schedule. So we dedicate a collaborative, self organised team for that where the team includes a maximum of 9 people and the need to be co-located for improved collaboration and communication.</text:span></text:p>
      <text:p text:style-name="P15">Example: I am the project manager and the project needs to be completed by 15<text:span text:style-name="T12">th</text:span> of <text:span text:style-name="T15">august. The project started on January but till March there was no any progress. So within the balance 4 months i need to complete the project and submit by 15</text:span><text:span text:style-name="T13">th</text:span><text:span text:style-name="T15"> of August. So i call a special team and and locate them to a partricular location so that they can work together and complete the project on time. They are also allocated resources which are reserved and not shared with any other teams so that they can use them whenever nee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3:47:20.103637161</meta:creation-date>
    <dc:date>2016-08-17T15:32:25.955380203</dc:date>
    <meta:editing-duration>PT5M13S</meta:editing-duration>
    <meta:editing-cycles>1</meta:editing-cycles>
    <meta:generator>LibreOffice/5.1.4.2$Linux_X86_64 LibreOffice_project/10m0$Build-2</meta:generator>
    <meta:document-statistic meta:table-count="0" meta:image-count="0" meta:object-count="0" meta:page-count="2" meta:paragraph-count="22" meta:word-count="581" meta:character-count="3552" meta:non-whitespace-character-count="2990"/>
  </office:meta>
</office:document-meta>
</file>